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T1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OS DE USO SEGUN IMPORTANCIA</text:p>
      <text:p text:style-name="P1"/>
      <text:p text:style-name="P1"><text:tab/>ALTA</text:p>
      <text:p text:style-name="P1"/>
      <text:p text:style-name="P1">Registrar usuario</text:p>
      <text:p text:style-name="P1">Iniciar sesion</text:p>
      <text:p text:style-name="P1">Gestionar usuarios<text:tab/><text:tab/><text:tab/><text:tab/><text:tab/><text:span text:style-name="T1">LISTO</text:span></text:p>
      <text:p text:style-name="P1">Crear proyecto</text:p>
      <text:p text:style-name="P1">Crear actividad</text:p>
      <text:p text:style-name="P1">Crear metodologia</text:p>
      <text:p text:style-name="P1">Asignar metodologia</text:p>
      <text:p text:style-name="P1">Agregar proceso de software</text:p>
      <text:p text:style-name="P1">Crear artefacto</text:p>
      <text:p text:style-name="P1">Asignar actividad precedente</text:p>
      <text:p text:style-name="P1">Asignar actividad sucesora</text:p>
      <text:p text:style-name="P1">Agregar rol</text:p>
      <text:p text:style-name="P1">Asignar rol a participante de actividad</text:p>
      <text:p text:style-name="P1"/>
      <text:p text:style-name="P1"/>
      <text:p text:style-name="P1"><text:tab/>MEDIA ALTA</text:p>
      <text:p text:style-name="P1"/>
      <text:p text:style-name="P1">Agregar subactividad</text:p>
      <text:p text:style-name="P1">Consultar perfil de usuario</text:p>
      <text:p text:style-name="P1">Consultar metodologia</text:p>
      <text:p text:style-name="P1">Consultar proceso de software</text:p>
      <text:p text:style-name="P1">Consultar proyecto</text:p>
      <text:p text:style-name="P1">Consultar actividad</text:p>
      <text:p text:style-name="P1">Consultar actividad precedente</text:p>
      <text:p text:style-name="P1">Consultar actividad sucesora</text:p>
      <text:p text:style-name="P1">Consultar artefacto de actividad</text:p>
      <text:p text:style-name="P1">Consultar rol asociado a proceso de software</text:p>
      <text:p text:style-name="P1">Solicitar participacion en un proyecto</text:p>
      <text:p text:style-name="P1">Invitar participante a proyecto</text:p>
      <text:p text:style-name="P1">Gestionar invitacion a proyecto</text:p>
      <text:p text:style-name="P1"/>
      <text:p text:style-name="P1"/>
      <text:p text:style-name="P1"><text:tab/>MEDIA</text:p>
      <text:p text:style-name="P1"/>
      <text:p text:style-name="P1">Mostrar grafo de actividades</text:p>
      <text:p text:style-name="P1">Modificar perfil de usuario</text:p>
      <text:p text:style-name="P1">Modificar proyecto</text:p>
      <text:p text:style-name="P1">Editar metodologia</text:p>
      <text:p text:style-name="P1">Modificar actividad</text:p>
      <text:p text:style-name="P1">Modificar artefacto</text:p>
      <text:p text:style-name="P1">Editar proceso de software</text:p>
      <text:p text:style-name="P1">Editar rol</text:p>
      <text:p text:style-name="P1">Gestionar proyecto</text:p>
      <text:p text:style-name="P1">Gestionar participantes de proyecto</text:p>
      <text:p text:style-name="P1">Gestionar participantes de actividad</text:p>
      <text:p text:style-name="P1"><text:soft-page-break/>Gestionar artefactos de actividad</text:p>
      <text:p text:style-name="P1">Recuperar contrasena</text:p>
      <text:p text:style-name="P1">Realizar busqueda</text:p>
      <text:p text:style-name="P1">Gestionar actividades</text:p>
      <text:p text:style-name="P1">Listar proyectos de participante</text:p>
      <text:p text:style-name="P1">Listar roles de participante</text:p>
      <text:p text:style-name="P1">Listar participantes de rol</text:p>
      <text:p text:style-name="P1">Listar roles de actividad</text:p>
      <text:p text:style-name="P1">Listar actividades de rol</text:p>
      <text:p text:style-name="P1"/>
      <text:p text:style-name="P1"/>
      <text:p text:style-name="P1"><text:tab/>MEDIA BAJA</text:p>
      <text:p text:style-name="P1"/>
      <text:p text:style-name="P1">Cambiar estado de metodologia</text:p>
      <text:p text:style-name="P1">Eliminar metodologia</text:p>
      <text:p text:style-name="P1">Eliminar proceso de software</text:p>
      <text:p text:style-name="P1">Eliminar proyecto</text:p>
      <text:p text:style-name="P1">Eliminar actividad</text:p>
      <text:p text:style-name="P1">Eliminar rol</text:p>
      <text:p text:style-name="P1">Eliminar participante de proyecto</text:p>
      <text:p text:style-name="P1">Abandonar proyecto</text:p>
      <text:p text:style-name="P1">Descargar artefacto de activid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ina </meta:initial-creator>
    <meta:creation-date>2012-05-02T17:01:50</meta:creation-date>
    <dc:date>2012-05-28T15:41:27</dc:date>
    <dc:creator>Andreina </dc:creator>
    <meta:editing-duration>PT16M58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2" meta:paragraph-count="60" meta:word-count="180" meta:character-count="1390" meta:non-whitespace-character-count="1262"/>
  </office:meta>
</office:document-meta>
</file>